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paragraph-properties fo:line-height="150%"/>
      <style:text-properties style:font-name="Arial" fo:font-size="15pt" style:font-name-asian="Arial" style:font-size-asian="15pt" style:font-size-complex="15pt"/>
    </style:style>
    <style:style style:name="P16"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7"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3333ff"/>
    </style:style>
    <style:style style:name="T2" style:family="text">
      <style:text-properties fo:color="#009900"/>
    </style:style>
    <style:style style:name="T3"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https://pubs.rsc.org/en/content/articlelanding/2017/cs/c6cs00066e#!divAbstract</text:a></text:p>
      <text:p text:style-name="P1"/>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text:soft-page-break/>successful in an already crowded arena.</text:p>
        <text:p text:style-name="P12"/>
        <text:p text:style-name="P12"><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8"/>
        <text:p text:style-name="P10">#2.1</text:p>
        <text:p text:style-name="P5"><text:s/>The worldwide transition to renewable energy gives plasma processes a clean electricity source,</text:p>
        <text:p text:style-name="P5"/>
        <text:p text:style-name="P5"><text:s/>and due to their high <office:annotation office:name="__Annotation__30183_1738740099"><dc:creator>iwabuchi ken</dc:creator><dc:date>2020-07-05T18:19:17.60</dc:date><text:p text:style-name="P18"><text:span text:style-name="T3">:d-1</text:span></text:p><text:p text:style-name="P18"><text:span text:style-name="T3">https://www.uniper.energy/enerlytics/set-up-running/implementation/architecture</text:span></text:p></office:annotation>operation flexibility<office:annotation-end office:name="__Annotation__30183_1738740099"/>,</text:p>
        <text:p text:style-name="P5"/>
        <text:p text:style-name="P5"><text:soft-page-break/><text:s/>plasmas are very suitable for storing this intermittent renewable energy in a chemical form,</text:p>
        <text:p text:style-name="P5"/>
        <text:p text:style-name="P5"><text:s/>i.</text:p>
        <text:p text:style-name="P5"/>
        <text:p text:style-name="P5">e.</text:p>
        <text:p text:style-name="P5"/>
        <text:p text:style-name="P5"><text:s/>as fuels and chemicals.</text:p>
        <text:p text:style-name="P5"/>
        <text:p text:style-name="P2"/>
        <text:p text:style-name="P8"/>
        <text:p text:style-name="P10">#2.2</text:p>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text:soft-page-break/>generations in general.</text:p>
        <text:p text:style-name="P5"/>
        <text:p text:style-name="P5">2–5</text:p>
        <text:p text:style-name="P5"/>
        <text:p text:style-name="P8"/>
        <text:p text:style-name="P10">#2.3</text:p>
        <text:p text:style-name="P5">Therefore,</text:p>
        <text:p text:style-name="P5"/>
        <text:p text:style-name="P5"><text:s/>the conversion of this main 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text:soft-page-break/>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8">@@@</text:p>
        <text:p text:style-name="P10">#2.4</text:p>
        <text:p text:style-name="P5">Besides the traditional thermal CO2 conversion,</text:p>
        <text:p text:style-name="P5"/>
        <text:p text:style-name="P5"><text:s/>several alternative technologies are being investigated,</text:p>
        <text:p text:style-name="P5"/>
        <text:p text:style-name="P5"><text:soft-page-break/><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text:soft-page-break/></text:p>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text:soft-page-break/>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text:soft-page-break/>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text:soft-page-break/>CO2 with a %%co-reactant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text:soft-page-break/></text:p>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text:soft-page-break/></text:p>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text:soft-page-break/></text:p>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text:soft-page-break/>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oft-page-break/><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text:soft-page-break/></text:p>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text:soft-page-break/></text:p>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oft-page-break/><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text:soft-page-break/></text:p>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oft-page-break/><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12,18,31,41,42,44–46</text:p>
        <text:p text:style-name="P1"/>
        <text:p text:style-name="P1">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text:soft-page-break/>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text:soft-page-break/>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water–gas shift reaction (the reverse reaction of reaction (5)).</text:p>
        <text:p text:style-name="P1"/>
        <text:p text:style-name="P1"/>
        <text:p text:style-name="P1"/>
        <text:p text:style-name="P1">Nevertheless,</text:p>
        <text:p text:style-name="P1"/>
        <text:p text:style-name="P1"><text:s/>to conclude,</text:p>
        <text:p text:style-name="P1"><text:soft-page-break/></text:p>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oft-page-break/><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oft-page-break/><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text:soft-page-break/>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text:soft-page-break/></text:p>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text:soft-page-break/>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text:soft-page-break/></text:p>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text:soft-page-break/>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text:soft-page-break/>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two cycle categories can be considered: volatile and non-volatile.</text:p>
        <text:p text:style-name="P1"/>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text:soft-page-break/>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oft-page-break/><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text:soft-page-break/>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be demonstrated for each material considered.</text:p>
        <text:p text:style-name="P1"/>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text:soft-page-break/>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
        <text:p text:style-name="P1">60 Again the efficiency of the 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text:soft-page-break/></text:p>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text:soft-page-break/></text:p>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oft-page-break/><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oft-page-break/><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industrial processes,</text:p>
        <text:p text:style-name="P1"/>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text:soft-page-break/>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text:soft-page-break/></text:p>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oft-page-break/><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text:soft-page-break/>#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oft-page-break/><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oft-page-break/><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text:soft-page-break/>#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text:soft-page-break/>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text:s/>Next,</text:p>
        <text:p text:style-name="P1"/>
        <text:p text:style-name="P1"><text:s/>we describe the different kinds of plasma reactors used for CO2 conversion,</text:p>
        <text:p text:style-name="P1"/>
        <text:p text:style-name="P1"><text:s/>focusing on their advantages and disadvantages.</text:p>
        <text:p text:style-name="P1"/>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1"/>
        <text:p text:style-name="P1">4.1. Properties of plasma and its unique features for CO2 conversion</text:p>
        <text:p text:style-name="P1"/>
        <text:p text:style-name="P1">The term ‘plasma’ was first introduced by Irving Langmuir (1928). Plasma is an ionized gas,</text:p>
        <text:p text:style-name="P1"><text:soft-page-break/></text:p>
        <text:p text:style-name="P1"><text:s/>which means that at least one electron is unbound,</text:p>
        <text:p text:style-name="P1"/>
        <text:p text:style-name="P1"><text:s/>creating positively charged ions.</text:p>
        <text:p text:style-name="P1"/>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8"><text:soft-page-break/></text:p>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text:soft-page-break/>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ft-page-break/><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text:soft-page-break/></text:p>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text:soft-page-break/></text:p>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oft-page-break/><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text:soft-page-break/></text:p>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text:soft-page-break/>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oft-page-break/><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oft-page-break/><text:s/>the combination with catalysis is also highly desirable for plasma technology when targeting the selective production of specific compounds (see Section 4.3). </text:p>
      </text:section>
      <text:p text:style-name="P1"/>
      <text:p text:style-name="P8"/>
      <text:p text:style-name="P11">#18</text:p>
      <text:section text:style-name="Sect1"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oft-page-break/><text:s/>however,</text:p>
        <text:p text:style-name="P1"/>
        <text:p text:style-name="P1"><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ext:soft-page-break/>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text:soft-page-break/></text:p>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1">#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oft-page-break/><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oft-page-break/><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text:soft-page-break/></text:p>
        <text:p text:style-name="P10">#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to over 1 mm (e.</text:p>
        <text:p text:style-name="P1"/>
        <text:p text:style-name="P1">g. for ozone generators) to several cm (e.</text:p>
        <text:p text:style-name="P1"/>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ext:soft-page-break/>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
      <text:p text:style-name="P10">#21</text:p>
      <text:section text:style-name="Sect1"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text:soft-page-break/></text:p>
        <text:p text:style-name="P1"><text:s/>For more details about the different 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which is most commonly used for CO2 conversion research,</text:p>
        <text:p text:style-name="P1"/>
        <text:p text:style-name="P1"><text:s/>the gas flows through a quartz tube – 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wavelength (815 MHz or 2.45 GHz),</text:p>
        <text:p text:style-name="P1"/>
        <text:p text:style-name="P1"><text:s/>which is comparable to the length of the apparatus,</text:p>
        <text:p text:style-name="P1"/>
        <text:p text:style-name="P1"><text:s/>and the short period of the exciting microwave field.</text:p>
        <text:p text:style-name="P1"/>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text:span text:style-name="T1">non-equilibrium discharge</text:span>.</text:p>
        <text:p text:style-name="P1"/>
        <text:p text:style-name="P1"><text:s/>The %%<text:span text:style-name="T1">non-equilibrium GA</text:span> is a very sophisticated physical phenomenon: this transitional quasi-equilibrium/non-<text:soft-page-break/>equilibrium discharge is essentially non-uniform in time and in space,</text:p>
        <text:p text:style-name="P1"/>
        <text:p text:style-name="P1"><text:s/>and includes an internal transition from thermal to non-thermal mechanisms of ionization.</text:p>
        <text:p text:style-name="P1"/>
        <text:p text:style-name="P1">86</text:p>
        <text:p text:style-name="P1"/>
        <text:p text:style-name="P1">A classical GA plasma is an %%<text:span text:style-name="T1">auto-oscillating periodic discharge</text:span>,</text:p>
        <text:p text:style-name="P1"/>
        <text:p text:style-name="P1"><text:s/>where the gas flows between two diverging flat electrodes.</text:p>
        <text:p text:style-name="P1"/>
        <text:p text:style-name="P1"><text:s/>When applying a potential difference 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8"/>
        <text:p text:style-name="P10">#21.1.1</text:p>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
        <text:p text:style-name="P1"><text:s/>heat losses from the plasma column begin to exceed the supplied energy and it is no longer possible to sustain the plasma in its %%<text:span text:style-name="T1">LTE state</text:span>,</text:p>
        <text:p text:style-name="P1"/>
        <text:p text:style-name="P1"><text:s/>resulting in a fast transition into a non-LTE state.</text:p>
        <text:p text:style-name="P1"/>
        <text:p text:style-name="P8"/>
        <text:p text:style-name="P10">#21.1.2</text:p>
        <text:p text:style-name="P1"><text:s/>The discharge cools rapidly to gas temperature but the plasma conductivity is maintained by a high value of the electron temperature (Te ∼ 1 eV,</text:p>
        <text:p text:style-name="P1"/>
        <text:p text:style-name="P1"><text:s/>which is most suitable for efficient 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7"/>
        <text:p text:style-name="P10">#21.1.3</text:p>
        <text:p text:style-name="P1"/>
        <text:p text:style-name="P1"><text:s/>During this cycle,</text:p>
        <text:p text:style-name="P1"/>
        <text:p text:style-name="P1"><text:s/>up to 75–80% of the energy can be <text:soft-page-break/>dissipated in the non-LTE zone of the 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i.</text:p>
        <text:p text:style-name="P1"/>
        <text:p text:style-name="P1">e. lower currents and high frequencies,</text:p>
        <text:p text:style-name="P1"/>
        <text:p text:style-name="P1"><text:s/>this transition to the non-LTE phase can occur in the order of nanoseconds.</text:p>
        <text:p text:style-name="P1"/>
        <text:p text:style-name="P1"><text:s/>As a result,</text:p>
        <text:p text:style-name="P1"/>
        <text:p text:style-name="P1"><text:s/>the GA operates in the non-LTE regime starting almost immediately after its ignition,</text:p>
        <text:p text:style-name="P1"/>
        <text:p text:style-name="P1"><text:s/>and a higher fraction of the discharge energy can be consumed by the non-LTE phase.</text:p>
        <text:p text:style-name="P1"/>
        <text:p text:style-name="P1">97–99</text:p>
        <text:p text:style-name="P1"/>
        <text:p text:style-name="P8"/>
        <text:p text:style-name="P10">#21.1.4</text:p>
        <text:p text:style-name="P1"/>
        <text:p text:style-name="P1">The classical GA plasma,</text:p>
        <text:p text:style-name="P1"/>
        <text:p text:style-name="P1"><text:s/>however,</text:p>
        <text:p text:style-name="P1"/>
        <text:p text:style-name="P1"><text:s/>also exhibits some disadvantages.</text:p>
        <text:p text:style-name="P1"/>
        <text:p text:style-name="P1"><text:s/>The flat 2D electrode geometry makes it less compatible with industrial systems,</text:p>
        <text:p text:style-name="P1"/>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8"/>
        <text:p text:style-name="P10">#21.1.5</text:p>
        <text:p text:style-name="P1">100 The gas flows in the reactor through a tangential inlet.</text:p>
        <text:p text:style-name="P1"/>
        <text:p text:style-name="P1"><text:s/>An arc is again formed between both electrodes,</text:p>
        <text:p text:style-name="P1"><text:soft-page-break/></text:p>
        <text:p text:style-name="P1"><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the arc is again gliding between the anode and cathode,</text:p>
        <text:p text:style-name="P1"/>
        <text:p text:style-name="P1"><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he anode outlet,</text:p>
        <text:p text:style-name="P1"/>
        <text:p text:style-name="P1"><text:s/>leading only to a forward vortex flow.</text:p>
        <text:p text:style-name="P1"/>
        <text:p text:style-name="P1"><text:s/>On the other hand,</text:p>
        <text:p text:style-name="P1"/>
        <text:p text:style-name="P1"><text:s/>if the anode diameter is smaller than the cathode diameter,</text:p>
        <text:p text:style-name="P1"/>
        <text:p text:style-name="P1"><text:s/>the gas cannot immediately leave the reactor,</text:p>
        <text:p text:style-name="P1"/>
        <text:p text:style-name="P1"><text:s/>and will first flow upwards close to the walls,</text:p>
        <text:p text:style-name="P1"/>
        <text:p text:style-name="P1"><text:s/>in a forward vortex.</text:p>
        <text:p text:style-name="P1"/>
        <text:p text:style-name="P1"><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oft-page-break/><text:s/></text:p>
      </text:section>
      <text:p text:style-name="P1"/>
      <text:p text:style-name="P8"/>
      <text:p text:style-name="P10">#22 ==&gt; DROP</text:p>
      <text:section text:style-name="Sect1" text:name="セクション21">
        <text:p text:style-name="P1"><text:s/>4.2.4. Other plasma types used for CO2 conversion</text:p>
        <text:p text:style-name="P1"/>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
        <text:p text:style-name="P1"><text:s/>corona discharges,</text:p>
        <text:p text:style-name="P1"/>
        <text:p text:style-name="P1"><text:s/>spark discharges and nanosecond pulsed discharges.</text:p>
        <text:p text:style-name="P1"/>
        <text:p text:style-name="P1"/>
        <text:p text:style-name="P1"/>
        <text:p text:style-name="P1">RF discharges usually operate in the 1–100 MHz frequency range,</text:p>
        <text:p text:style-name="P1"/>
        <text:p text:style-name="P1"><text:s/>resulting in a corresponding wavelength (300–3 m) much larger than the plasma reactor dimensions.</text:p>
        <text:p text:style-name="P1"/>
        <text:p text:style-name="P1"><text:s/>The %%<text:span text:style-name="T1">power coupling</text:span> can be done through capacitive or inductive coupling,</text:p>
        <text:p text:style-name="P1"/>
        <text:p text:style-name="P1"><text:s/>resulting in capacitively coupled plasma (CCP) and inductively coupled plasma (ICP).</text:p>
        <text:p text:style-name="P1"/>
        <text:p text:style-name="P1"><text:s/>These kind of discharges are mainly applied to %%<text:span text:style-name="T1">thin-film deposition</text:span>,</text:p>
        <text:p text:style-name="P1"/>
        <text:p text:style-name="P1"><text:s/>plasma etching,</text:p>
        <text:p text:style-name="P1"/>
        <text:p text:style-name="P1"><text:s/>the sputtering of materials and as an ion source in mass spectrometry,</text:p>
        <text:p text:style-name="P1"/>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text:soft-page-break/>is applied,</text:p>
        <text:p text:style-name="P1"/>
        <text:p text:style-name="P1"><text:s/>%%<text:span text:style-name="T1">corona discharges</text:span> occur near sharp 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
        <text:p text:style-name="P1"><text:s/>When a positive voltage is applied,</text:p>
        <text:p text:style-name="P1"/>
        <text:p text:style-name="P1"><text:s/>it is considered as a positive corona discharge.</text:p>
        <text:p text:style-name="P1"/>
        <text:p text:style-name="P8"/>
        <text:p text:style-name="P10">#22.1</text:p>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dragged to the other electrode by weak electric fields.</text:p>
        <text:p text:style-name="P1"/>
        <text:p text:style-name="P1"><text:s/>They are often operated in a pulsed mode,</text:p>
        <text:p text:style-name="P1"/>
        <text:p text:style-name="P1"><text:s/>mostly to increase the power,</text:p>
        <text:p text:style-name="P1"/>
        <text:p text:style-name="P1"><text:s/>while inhibiting the transition of the streamer formation into sparks.</text:p>
        <text:p text:style-name="P1"/>
        <text:p text:style-name="P1">21 An advantage of corona discharges 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text:soft-page-break/>periodically.</text:p>
        <text:p text:style-name="P1"/>
        <text:p text:style-name="P1"><text:s/>Lightning is a typical example of a spark discharge.</text:p>
        <text:p text:style-name="P1"/>
        <text:p text:style-name="P1"/>
        <text:p text:style-name="P8"/>
        <text:p text:style-name="P10">#22.2</text:p>
        <text:p text:style-name="P1">A wide variety of plasma set-ups fall under APGDs,</text:p>
        <text:p text:style-name="P1"/>
        <text:p text:style-name="P1"><text:s/>such as miniaturized direct current (dc) GDs,</text:p>
        <text:p text:style-name="P1"/>
        <text:p text:style-name="P1"><text:s/>microhollow cathode dc discharges and RF discharges as well as DBDs.</text:p>
        <text:p text:style-name="P1"/>
        <text:p text:style-name="P1">78 The main advantage of APGDs is 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a DBD can operate in APGD mode,</text:p>
        <text:p text:style-name="P1"/>
        <text:p text:style-name="P1"><text:s/>and in this case the discharge benefits from the average power densities of a DBD but operating in a uniform homogeneous glow mode,</text:p>
        <text:p text:style-name="P1"/>
        <text:p text:style-name="P1"><text:s/>thus benefiting uniform gas treatment.</text:p>
        <text:p text:style-name="P1"/>
        <text:p text:style-name="P1">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text:soft-page-break/></text:p>
        <text:p text:style-name="P1"><text:s/>i.</text:p>
        <text:p text:style-name="P1"/>
        <text:p text:style-name="P1">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because of the duration of the discharge itself,</text:p>
        <text:p text:style-name="P1"/>
        <text:p text:style-name="P1"><text:s/>but rather because they offer better control of the electron energy than continuous wave discharges,</text:p>
        <text:p text:style-name="P1"/>
        <text:p text:style-name="P1"><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1"/>
      <text:p text:style-name="P8"/>
      <text:p text:style-name="P10">#23</text:p>
      <text:section text:style-name="Sect1" text:name="セクション22">
        <text:p text:style-name="P1"><text:s/>7. Conclusions and outlook</text:p>
        <text:p text:style-name="P1"/>
        <text:p text:style-name="P1">The conversion of CO2 – preferably into value-added products – is considered one of the great challenges of our century.</text:p>
        <text:p text:style-name="P1"/>
        <text:p text:style-name="P1"><text:s/>In the past decade,</text:p>
        <text:p text:style-name="P1"/>
        <text:p text:style-name="P1"><text:s/>substantial progress with several novel technologies has been made.</text:p>
        <text:p text:style-name="P1"/>
        <text:p text:style-name="P1"><text:s/>The last section of this review intended to provide the reader with a state-of-the art and critical assessment of an – up till now – rather underexposed emerging technology: the plasmachemical conversion of CO2. To achieve this,</text:p>
        <text:p text:style-name="P1"/>
        <text:p text:style-name="P1"><text:s/>we provided an introduction to the basic concepts of plasma,</text:p>
        <text:p text:style-name="P1"/>
        <text:p text:style-name="P1"><text:s/>and we demonstrated its viability as a gas conversion technology,</text:p>
        <text:p text:style-name="P1"/>
        <text:p text:style-name="P1"><text:s/>finally putting it in the broader context of its peers.</text:p>
        <text:p text:style-name="P1"/>
        <text:p text:style-name="P1"/>
        <text:p text:style-name="P1"/>
        <text:p text:style-name="P1">From the advances in the area of CO2 conversion discussed in this review,</text:p>
        <text:p text:style-name="P1"/>
        <text:p text:style-name="P1"><text:s/>one outcome stands out without doubt.</text:p>
        <text:p text:style-name="P1"/>
        <text:p text:style-name="P1"><text:s/>The question is not ‘if’ one of these novel technologies will be industrially <text:soft-page-break/>competitive,</text:p>
        <text:p text:style-name="P1"/>
        <text:p text:style-name="P1"><text:s/>but rather ‘when’ and ‘which one(s) will play the leading role’.</text:p>
        <text:p text:style-name="P1"/>
        <text:p text:style-name="P1"><text:s/>To shine a brighter light on – the final burning question – whether plasma technology could be the answer – or at least be part of the equation – we briefly summarize here the arising opportunities and challenges for plasma technology in the field of CO2 conversion.</text:p>
        <text:p text:style-name="P1"/>
        <text:p text:style-name="P1"/>
        <text:p text:style-name="P8"/>
        <text:p text:style-name="P10">#23.1</text:p>
        <text:p text:style-name="P1">Plasmas possess some important advantages over certain other (novel) technologies: (i) they can operate at room temperature using any source of (renewable) electricity,</text:p>
        <text:p text:style-name="P1"/>
        <text:p text:style-name="P1"><text:s/>(ii) they have a large flexibility in terms of the feeds that need to be processed,</text:p>
        <text:p text:style-name="P1"/>
        <text:p text:style-name="P1"><text:s/>(iii) they provide an extremely flexible ‘turnkey’ process,</text:p>
        <text:p text:style-name="P1"/>
        <text:p text:style-name="P1"><text:s/>which allows for the efficient storage of energy,</text:p>
        <text:p text:style-name="P1"/>
        <text:p text:style-name="P1"><text:s/>peak shaving and grid stabilization,</text:p>
        <text:p text:style-name="P1"/>
        <text:p text:style-name="P1"><text:s/>(iv) the reactors have low investment and operating costs,</text:p>
        <text:p text:style-name="P1"/>
        <text:p text:style-name="P1"><text:s/>(v) they have a simple scalability both in size and applicability,</text:p>
        <text:p text:style-name="P1"/>
        <text:p text:style-name="P1"><text:s/>and (vi) last but not least,</text:p>
        <text:p text:style-name="P1"/>
        <text:p text:style-name="P1"><text:s/>the technology does not rely on rare earth materials – making it rather unique at this point.</text:p>
        <text:p text:style-name="P1"/>
        <text:p text:style-name="P1"><text:s/>This unprecedented combination of features gives plasmachemical conversion a very high overall flexibility,</text:p>
        <text:p text:style-name="P1"/>
        <text:p text:style-name="P1"><text:s/>making it an extremely useful and valuable technology for CCU.</text:p>
        <text:p text:style-name="P1"/>
        <text:p text:style-name="P1"/>
        <text:p text:style-name="P1"/>
        <text:p text:style-name="P1">The flip side of the coin is that the reliance of plasma technology on indirect solar energy in the form of electricity is – at the same time – a limiting factor for the solar-to-fuel conversion efficiency,</text:p>
        <text:p text:style-name="P1"/>
        <text:p text:style-name="P1"><text:s/>especially compared to technologies that can directly harvest solar energy.</text:p>
        <text:p text:style-name="P1"/>
        <text:p text:style-name="P8"/>
        <text:p text:style-name="P10">#23.2</text:p>
        <text:p text:style-name="P1"><text:s/>Nonetheless,</text:p>
        <text:p text:style-name="P1"/>
        <text:p text:style-name="P1"><text:s/>this also allows plasma technology to rely on other renewable energy sources,</text:p>
        <text:p text:style-name="P1"/>
        <text:p text:style-name="P1"><text:s/>and more importantly,</text:p>
        <text:p text:style-name="P1"/>
        <text:p text:style-name="P1"><text:soft-page-break/><text:s/>it adds to its overall – location and process – flexibility,</text:p>
        <text:p text:style-name="P1"/>
        <text:p text:style-name="P1"><text:s/>since it is not dependent on the availability of sunlight.</text:p>
        <text:p text:style-name="P1"/>
        <text:p text:style-name="P1"><text:s/>More urgent,</text:p>
        <text:p text:style-name="P1"/>
        <text:p text:style-name="P1"><text:s/>however,</text:p>
        <text:p text:style-name="P1"/>
        <text:p text:style-name="P1"><text:s/>is the issue of product separation.</text:p>
        <text:p text:style-name="P1"/>
        <text:p text:style-name="P1"><text:s/>From all the data available in the literature,</text:p>
        <text:p text:style-name="P1"/>
        <text:p text:style-name="P1"><text:s/>it is clear that converting CO2 – with or without an additional hydrogen source – always yields a mixture of products after reaction.</text:p>
        <text:p text:style-name="P1"/>
        <text:p text:style-name="P1"><text:s/>This implies the need for an – often expensive – post-processing separation step.</text:p>
        <text:p text:style-name="P1"/>
        <text:p text:style-name="P1"/>
        <text:p text:style-name="P8"/>
        <text:p text:style-name="P10">#23.3</text:p>
        <text:p text:style-name="P1">From the benchmarking discussion,</text:p>
        <text:p text:style-name="P1"/>
        <text:p text:style-name="P1"><text:s/>it is clear that plasma technology can definitely play an important role in the field of CO2 conversion,</text:p>
        <text:p text:style-name="P1"/>
        <text:p text:style-name="P1"><text:s/>and it is not beyond our grasp to think about its eventual commercial implementation,</text:p>
        <text:p text:style-name="P1"/>
        <text:p text:style-name="P1"><text:s/>be it on a large or small scale.</text:p>
        <text:p text:style-name="P1"/>
        <text:p text:style-name="P1"><text:s/>Nevertheless,</text:p>
        <text:p text:style-name="P1"/>
        <text:p text:style-name="P1"><text:s/>as always,</text:p>
        <text:p text:style-name="P1"/>
        <text:p text:style-name="P1"><text:s/>only a few candidates seem suitable for the specific task at hand,</text:p>
        <text:p text:style-name="P1"/>
        <text:p text:style-name="P1"><text:s/>as we outline here.</text:p>
        <text:p text:style-name="P1"/>
        <text:p text:style-name="P1"/>
        <text:p text:style-name="P1"/>
        <text:p text:style-name="P1">Two main CO2 conversion strategies were discussed: (i) pure CO2 splitting and (ii) CO2 conversion in combination with a co-reactant serving as the hydrogen source,</text:p>
        <text:p text:style-name="P1"/>
        <text:p text:style-name="P1"><text:s/>i.</text:p>
        <text:p text:style-name="P1"/>
        <text:p text:style-name="P1">e. CH4, H2 and H2O, yielding processes named the dry reforming of methane (DRM),</text:p>
        <text:p text:style-name="P1"/>
        <text:p text:style-name="P1"><text:s/>the hydrogenation of CO2 and artificial photosynthesis,</text:p>
        <text:p text:style-name="P1"/>
        <text:p text:style-name="P1"><text:s/>respectively.</text:p>
        <text:p text:style-name="P1"/>
        <text:p text:style-name="P1"><text:s/>At this time,</text:p>
        <text:p text:style-name="P1"/>
        <text:p text:style-name="P1"><text:s/>the conversion of CO2 through the latter two processes is – although possible – inefficient in a plasma-only set-up,</text:p>
        <text:p text:style-name="P1"/>
        <text:p text:style-name="P1"><text:s/>not to mention industrially undesirable,</text:p>
        <text:p text:style-name="P1"/>
        <text:p text:style-name="P1"><text:soft-page-break/><text:s/>due to the formation of possibly dangerous mixtures to be handled.</text:p>
        <text:p text:style-name="P1"/>
        <text:p text:style-name="P1"><text:s/>In the future,</text:p>
        <text:p text:style-name="P1"/>
        <text:p text:style-name="P1"><text:s/>the combination of plasma with other technologies,</text:p>
        <text:p text:style-name="P1"/>
        <text:p text:style-name="P1"><text:s/>such as catalysis or electrolysis,</text:p>
        <text:p text:style-name="P1"/>
        <text:p text:style-name="P1"><text:s/>could solve these issues.</text:p>
        <text:p text:style-name="P1"/>
        <text:p text:style-name="P1"><text:s/>On the contrary,</text:p>
        <text:p text:style-name="P1"/>
        <text:p text:style-name="P1"><text:s/>for both pure CO2 splitting and DRM,</text:p>
        <text:p text:style-name="P1"/>
        <text:p text:style-name="P1"><text:s/>the proposed energy efficiency target of 60% has already been surpassed by several types of plasma reactors,</text:p>
        <text:p text:style-name="P1"/>
        <text:p text:style-name="P1"><text:s/>resulting in a solar-to-fuel conversion efficiency for the production of syngas above – the required – 20% mark.</text:p>
        <text:p text:style-name="P1"/>
        <text:p text:style-name="P1"/>
        <text:p text:style-name="P1"/>
        <text:p text:style-name="P1">In the short run,</text:p>
        <text:p text:style-name="P1"/>
        <text:p text:style-name="P1"><text:s/>pure CO2 splitting using the most energy-efficient set-ups,</text:p>
        <text:p text:style-name="P1"/>
        <text:p text:style-name="P1"><text:s/>i.</text:p>
        <text:p text:style-name="P1"/>
        <text:p text:style-name="P1">e. MW and GA discharges,</text:p>
        <text:p text:style-name="P1"/>
        <text:p text:style-name="P1"><text:s/>appears to have a high potential.</text:p>
        <text:p text:style-name="P1"/>
        <text:p text:style-name="P1"><text:s/>In this case,</text:p>
        <text:p text:style-name="P1"/>
        <text:p text:style-name="P1"><text:s/>pure CO and O2 could be produced,</text:p>
        <text:p text:style-name="P1"/>
        <text:p text:style-name="P1"><text:s/>after a separation step,</text:p>
        <text:p text:style-name="P1"/>
        <text:p text:style-name="P1"><text:s/>or a pure CO stream when in situ trapping of the O2 can be successfully implemented,</text:p>
        <text:p text:style-name="P1"/>
        <text:p text:style-name="P1"><text:s/>e.</text:p>
        <text:p text:style-name="P1"/>
        <text:p text:style-name="P1">g. by combination with other technologies or through the addition of scavengers.</text:p>
        <text:p text:style-name="P1"/>
        <text:p text:style-name="P1"/>
        <text:p text:style-name="P1"/>
        <text:p text:style-name="P1">In the long run,</text:p>
        <text:p text:style-name="P1"/>
        <text:p text:style-name="P1"><text:s/>it seems evident that CO2 conversion in combination with a hydrogen containing co-reactant has the highest potential for the efficient production of value-added products,</text:p>
        <text:p text:style-name="P1"/>
        <text:p text:style-name="P1"><text:s/>such as alcohols,</text:p>
        <text:p text:style-name="P1"/>
        <text:p text:style-name="P1"><text:s/>aldehydes,</text:p>
        <text:p text:style-name="P1"/>
        <text:p text:style-name="P1"><text:s/>esters and acids.</text:p>
        <text:p text:style-name="P1"/>
        <text:p text:style-name="P1"><text:s/>In particular,</text:p>
        <text:p text:style-name="P1"/>
        <text:p text:style-name="P1"><text:s/>the %%<text:span text:style-name="T1">direct oxidative pathway[직접 산화 경로</text:span>,</text:p>
        <text:p text:style-name="P1"/>
        <text:p text:style-name="P1"><text:s/>in which the intermediate syngas step is circumvented,</text:p>
        <text:p text:style-name="P1"/>
        <text:p text:style-name="P1"><text:s/>has great potential.</text:p>
        <text:p text:style-name="P1"><text:soft-page-break/></text:p>
        <text:p text:style-name="P1"><text:s/>For now,</text:p>
        <text:p text:style-name="P1"/>
        <text:p text:style-name="P1"><text:s/>however,</text:p>
        <text:p text:style-name="P1"/>
        <text:p text:style-name="P1"><text:s/>a lot of research in this area is still needed to #%<text:span text:style-name="T2">increase the selectivity</text:span> towards these valuable bulk chemicals over the currently produced syngas.</text:p>
        <text:p text:style-name="P1"/>
        <text:p text:style-name="P1"><text:s/>This will most probably need to be achieved in combination with catalysts.</text:p>
        <text:p text:style-name="P1"/>
        <text:p text:style-name="P1"><text:s/>However,</text:p>
        <text:p text:style-name="P1"/>
        <text:p text:style-name="P1"><text:s/>even today,</text:p>
        <text:p text:style-name="P1"/>
        <text:p text:style-name="P1"><text:s/>APGD and GA discharges already provide an energy-efficient alternative to produce syngas in any desired ratio through DRM.</text:p>
        <text:p text:style-name="P1"/>
        <text:p text:style-name="P1"/>
        <text:p text:style-name="P1"/>
        <text:p text:style-name="P1">By all means,</text:p>
        <text:p text:style-name="P1"/>
        <text:p text:style-name="P1"><text:s/>plasma technology is not just an overlooked unicorn – although its combination of features does make it quite unique for CCU – but,</text:p>
        <text:p text:style-name="P1"/>
        <text:p text:style-name="P1"><text:s/>as mentioned several times throughout this work,</text:p>
        <text:p text:style-name="P1"/>
        <text:p text:style-name="P1"><text:s/>and just like for all other emerging technologies in this field,</text:p>
        <text:p text:style-name="P1"/>
        <text:p text:style-name="P1"><text:s/>several important challenges remain.</text:p>
        <text:p text:style-name="P1"/>
        <text:p text:style-name="P8"/>
        <text:p text:style-name="P10">#23.4</text:p>
        <text:p text:style-name="P1"><text:s/>General challenges comprise the need for further fundamental research,</text:p>
        <text:p text:style-name="P1"/>
        <text:p text:style-name="P1"><text:s/>concerning: (i) the plasmachemical processes taking place in warm discharges,</text:p>
        <text:p text:style-name="P1"/>
        <text:p text:style-name="P1"><text:s/>such as MW and GA,</text:p>
        <text:p text:style-name="P1"/>
        <text:p text:style-name="P1"><text:s/>which stimulate vibrational excitation; whereby the latter,</text:p>
        <text:p text:style-name="P1"/>
        <text:p text:style-name="P1"><text:s/>representing the most energy-efficient dissociation pathway,</text:p>
        <text:p text:style-name="P1"/>
        <text:p text:style-name="P1"><text:s/>should be further exploited by enhancing the non-equilibrium character of these plasmas to further improve the energy efficiency,</text:p>
        <text:p text:style-name="P1"/>
        <text:p text:style-name="P1"><text:s/>(ii) the combination of plasma with catalysis and the possibility of taking advantage of the synergetic effects and the selective production of value-added compounds,</text:p>
        <text:p text:style-name="P1"/>
        <text:p text:style-name="P1"><text:s/>(iii) in situ O/O2 trapping by using scavengers,</text:p>
        <text:p text:style-name="P1"/>
        <text:p text:style-name="P1"><text:s/>or combinations with other technologies,</text:p>
        <text:p text:style-name="P1"/>
        <text:p text:style-name="P1"><text:s/>such as catalysis or SOEC,</text:p>
        <text:p text:style-name="P1"/>
        <text:p text:style-name="P1"><text:s/>to further enhance the conversions and <text:soft-page-break/>yields towards the desired value-added compounds,</text:p>
        <text:p text:style-name="P1"/>
        <text:p text:style-name="P1"><text:s/>(iv) the demonstration of successful scale-up for other discharges than DBDs and (v) the production and tuning of efficient power supplies for generating and sustaining the plasma.</text:p>
        <text:p text:style-name="P1"/>
        <text:p text:style-name="P1"/>
        <text:p text:style-name="P8"/>
        <text:p text:style-name="P10">#23.5</text:p>
        <text:p text:style-name="P1">Moreover,</text:p>
        <text:p text:style-name="P1"/>
        <text:p text:style-name="P1"><text:s/>some important discharge-specific research challenges can also be identified.</text:p>
        <text:p text:style-name="P1"/>
        <text:p text:style-name="P1"><text:s/>For MW plasmas,</text:p>
        <text:p text:style-name="P1"/>
        <text:p text:style-name="P1"><text:s/>the ultimate goal should be to achieve the same energy efficiency at atmospheric pressure as currently obtained at reduced pressure for CO2 splitting,</text:p>
        <text:p text:style-name="P1"/>
        <text:p text:style-name="P1"><text:s/>while more research towards DRM is essential.</text:p>
        <text:p text:style-name="P1"/>
        <text:p text:style-name="P1"><text:s/>For GA plasmas,</text:p>
        <text:p text:style-name="P1"/>
        <text:p text:style-name="P1"><text:s/>the limited amount of gas that passes through the active arc region,</text:p>
        <text:p text:style-name="P1"/>
        <text:p text:style-name="P1"><text:s/>and thus that can be converted by the plasma,</text:p>
        <text:p text:style-name="P1"/>
        <text:p text:style-name="P1"><text:s/>is currently limiting the overall CO2 conversion,</text:p>
        <text:p text:style-name="P1"/>
        <text:p text:style-name="P1"><text:s/>and more research in this direction is needed,</text:p>
        <text:p text:style-name="P1"/>
        <text:p text:style-name="P1"><text:s/>e.</text:p>
        <text:p text:style-name="P1"/>
        <text:p text:style-name="P1">g. by improving the reactor design.</text:p>
        <text:p text:style-name="P1"/>
        <text:p text:style-name="P1"><text:s/>Furthermore,</text:p>
        <text:p text:style-name="P1"/>
        <text:p text:style-name="P1"><text:s/>some other plasma reactors show good performance,</text:p>
        <text:p text:style-name="P1"/>
        <text:p text:style-name="P1"><text:s/>but the available data and insights are still limited,</text:p>
        <text:p text:style-name="P1"/>
        <text:p text:style-name="P1"><text:s/>thus requiring more research to explore their full potential.</text:p>
        <text:p text:style-name="P1"/>
        <text:p text:style-name="P1"><text:s/>Of course,</text:p>
        <text:p text:style-name="P1"/>
        <text:p text:style-name="P1"><text:s/>inherent to every review,</text:p>
        <text:p text:style-name="P1"/>
        <text:p text:style-name="P1"><text:s/>the above analysis represents the current state-of-the-art.</text:p>
        <text:p text:style-name="P1"/>
        <text:p text:style-name="P1"><text:s/>Plasma-technology-based CO2 conversion is relatively new and it is clearly a fast advancing field with – just like for any emerging technology – ample room for improvement and new (interdisciplinary) developments.</text:p>
        <text:p text:style-name="P1"/>
        <text:p text:style-name="P1"/>
        <text:p text:style-name="P1"/>
        <text:p text:style-name="P1">It appears that the ultimate plasma for CO2 conversion would be a system with a high electron density (Ne) and a low electron temperature (Te) – <text:soft-page-break/>resulting from a low reduced electric field (E/n) – which are essential to stimulate and achieve a high fraction of vibrational excitation.</text:p>
        <text:p text:style-name="P1"/>
        <text:p text:style-name="P1"><text:s/>At the same time,</text:p>
        <text:p text:style-name="P1"/>
        <text:p text:style-name="P1"><text:s/>this system should operate at a low gas temperature (Tg) to minimize the VT relaxation losses and backward recombination reactions.</text:p>
        <text:p text:style-name="P1"/>
        <text:p text:style-name="P8"/>
        <text:p text:style-name="P10">#23.6</text:p>
        <text:p text:style-name="P1"><text:s/>Finally,</text:p>
        <text:p text:style-name="P1"/>
        <text:p text:style-name="P1"><text:s/>to be industrially attractive,</text:p>
        <text:p text:style-name="P1"/>
        <text:p text:style-name="P1"><text:s/>this should be achieved at atmospheric pressure.</text:p>
        <text:p text:style-name="P1"/>
        <text:p text:style-name="P1"/>
        <text:p text:style-name="P1"/>
        <text:p text:style-name="P1">Future research towards the #%<text:span text:style-name="T2">direct oxidative production of oxygenates</text:span>,</text:p>
        <text:p text:style-name="P1"/>
        <text:p text:style-name="P1"><text:s/>as well as multi-reforming processes with a combination of gases (e.</text:p>
        <text:p text:style-name="P1"/>
        <text:p text:style-name="P1">g. CO2, CH4 and H2O or O2) or several reforming processes in series,</text:p>
        <text:p text:style-name="P1"/>
        <text:p text:style-name="P1"><text:s/>using plasma technology appears very promising and should be pursued.</text:p>
        <text:p text:style-name="P1"/>
        <text:p text:style-name="P1"><text:s/>Furthermore,</text:p>
        <text:p text:style-name="P1"/>
        <text:p text:style-name="P1"><text:s/>more interdisciplinary research into the combination of plasmas with other novel technologies is highly desirable.</text:p>
        <text:p text:style-name="P1"/>
        <text:p text:style-name="P1"><text:s/>For catalysis,</text:p>
        <text:p text:style-name="P1"/>
        <text:p text:style-name="P1"><text:s/>the combination is already proving alluring,</text:p>
        <text:p text:style-name="P1"/>
        <text:p text:style-name="P1"><text:s/>and it is our opinion that combinations with electrolysis,</text:p>
        <text:p text:style-name="P1"/>
        <text:p text:style-name="P1"><text:s/>although even more challenging,</text:p>
        <text:p text:style-name="P1"/>
        <text:p text:style-name="P1"><text:s/>could also lead to synergetic effects.</text:p>
        <text:p text:style-name="P1"/>
        <text:p text:style-name="P1"><text:s/>As is the case for many important issues brought forward in the current age,</text:p>
        <text:p text:style-name="P1"/>
        <text:p text:style-name="P1"><text:s/>with a high probability the future will rely on a true amalgam of technologies and solutions,</text:p>
        <text:p text:style-name="P1"/>
        <text:p text:style-name="P1"><text:s/>each for its specific tasks,</text:p>
        <text:p text:style-name="P1"/>
        <text:p text:style-name="P1"><text:s/>rather than the ‘one solution (or technology) fits all’ mentality of the old age.</text:p>
        <text:p text:style-name="P1"/>
        <text:p text:style-name="P8"/>
        <text:p text:style-name="P10">#23.7</text:p>
        <text:p text:style-name="P1"/>
        <text:p text:style-name="P1">From the current analysis,</text:p>
        <text:p text:style-name="P1"/>
        <text:p text:style-name="P1"><text:s/>it is evident that pure CO2 splitting could reach industrial implementation at a faster pace.</text:p>
        <text:p text:style-name="P1"><text:soft-page-break/></text:p>
        <text:p text:style-name="P1"><text:s/>Nevertheless,</text:p>
        <text:p text:style-name="P1"/>
        <text:p text:style-name="P1"><text:s/>CO2 conversion using a hydrogen source as a co-reactant should certainly be further pursued,</text:p>
        <text:p text:style-name="P1"/>
        <text:p text:style-name="P1"><text:s/>since – when successful – in the long run it offers us the possibility of producing a wide variety of value-added chemicals and fuels,</text:p>
        <text:p text:style-name="P1"/>
        <text:p text:style-name="P1"><text:s/>starting from the same building block and allowing the flexibility to tune the output depending on the market's needs.</text:p>
        <text:p text:style-name="P1"/>
        <text:p text:style-name="P1"><text:s/>On that account,</text:p>
        <text:p text:style-name="P1"/>
        <text:p text:style-name="P1"><text:s/>we believe plasmas could be – at least part of – the bright light that shines on our horizon.</text:p>
        <text:p text:style-name="P1"/>
        <text:p text:style-name="P1"/>
        <text:p text:style-name="P1">Acknowledgements</text:p>
        <text:p text:style-name="P1"/>
        <text:p text:style-name="P1">We would like to thank W.</text:p>
        <text:p text:style-name="P1"/>
        <text:p text:style-name="P1"><text:s/>Wang (University of Antwerp) for providing the data on the thermal equilibrium conversions.</text:p>
        <text:p text:style-name="P1"/>
        <text:p text:style-name="P1"><text:s/>Furthermore,</text:p>
        <text:p text:style-name="P1"/>
        <text:p text:style-name="P1"><text:s/>we acknowledge financial support from the IAP/7 (Inter-university Attraction Pole) programme ‘PSI-Physical Chemistry of Plasma-Surface Interactions’ by the Belgian Federal Office for Science Policy (BELSPO),</text:p>
        <text:p text:style-name="P1"/>
        <text:p text:style-name="P1"><text:s/>the Methusalem financing of the University of Antwerp,</text:p>
        <text:p text:style-name="P1"/>
        <text:p text:style-name="P1"><text:s/>the Fund for Scientific Research Flanders (FWO; Grant no.</text:p>
        <text:p text:style-name="P1"/>
        <text:p text:style-name="P1"><text:s/>G.</text:p>
        <text:p text:style-name="P1"/>
        <text:p text:style-name="P1">0383.16N, G.</text:p>
        <text:p text:style-name="P1"/>
        <text:p text:style-name="P1">0254.14N and G.</text:p>
        <text:p text:style-name="P1"/>
        <text:p text:style-name="P1">0217.14N),</text:p>
        <text:p text:style-name="P1"/>
        <text:p text:style-name="P1"><text:s/>the TOP research project of the Research Fund of the University of Antwerp (grant ID.</text:p>
        <text:p text:style-name="P1"/>
        <text:p text:style-name="P1"><text:s/>32249). </text:p>
      </text:section>
      <text:p text:style-name="P1"/>
      <text:p text:style-name="P8"/>
      <text:p text:style-name="P10">#24</text:p>
      <text:section text:style-name="Sect1" text:name="セクション23">
        <text:p text:style-name="P1"><text:s/>4.3. Plasma-catalysis</text:p>
        <text:p text:style-name="P1"/>
        <text:p text:style-name="P1">As with most of the technologies described in Section 3, plasma set-ups can also be combined with a packing material or catalyst,</text:p>
        <text:p text:style-name="P1"/>
        <text:p text:style-name="P1"><text:s/>giving rise to plasma-catalysis.</text:p>
        <text:p text:style-name="P1"/>
        <text:p text:style-name="P1"><text:s/>Plasma-catalysis is an emerging branch <text:soft-page-break/>of plasma processing at the interface of a variety of disciplines,</text:p>
        <text:p text:style-name="P1"/>
        <text:p text:style-name="P1"><text:s/>including physical chemistry,</text:p>
        <text:p text:style-name="P1"/>
        <text:p text:style-name="P1"><text:s/>material science,</text:p>
        <text:p text:style-name="P1"/>
        <text:p text:style-name="P1"><text:s/>nanotechnology,</text:p>
        <text:p text:style-name="P1"/>
        <text:p text:style-name="P1"><text:s/>catalysis,</text:p>
        <text:p text:style-name="P1"/>
        <text:p text:style-name="P1"><text:s/>plasma physics and plasma chemistry.</text:p>
        <text:p text:style-name="P1"/>
        <text:p text:style-name="P1"><text:s/>In short,</text:p>
        <text:p text:style-name="P1"/>
        <text:p text:style-name="P1"><text:s/>its objective is to enhance plasma reactions by adding a catalyst to the reaction cycle and vice versa.</text:p>
        <text:p text:style-name="P1"/>
        <text:p text:style-name="P8"/>
        <text:p text:style-name="P10">#24.1</text:p>
        <text:p text:style-name="P1"><text:s/>Theoretically speaking,</text:p>
        <text:p text:style-name="P1"/>
        <text:p text:style-name="P1"><text:s/>combining plasma with catalysis offers the best of both worlds.</text:p>
        <text:p text:style-name="P1"/>
        <text:p text:style-name="P1"><text:s/>Inert molecules are activated by the plasma under mild conditions,</text:p>
        <text:p text:style-name="P1"/>
        <text:p text:style-name="P1"><text:s/>and subsequently the activated species selectively recombine at the catalyst surface to yield the desired products.</text:p>
        <text:p text:style-name="P1"/>
        <text:p text:style-name="P1"><text:s/>This will be especially important to further advance and optimize the %%<text:span text:style-name="T1">direct oxidative liquefaction pathway</text:span> of plasmachemical CO2 conversion,</text:p>
        <text:p text:style-name="P1"/>
        <text:p text:style-name="P1"><text:s/>in order to selectively produce the desired liquid products.</text:p>
        <text:p text:style-name="P1"/>
        <text:p text:style-name="P8"/>
        <text:p text:style-name="P10">#24.2</text:p>
        <text:p text:style-name="P1"><text:s/>In this section,</text:p>
        <text:p text:style-name="P1"/>
        <text:p text:style-name="P1"><text:s/>we present a brief overview of the different approaches and possible interactions between the plasma and the catalyst.</text:p>
        <text:p text:style-name="P1"/>
        <text:p text:style-name="P1"><text:s/>For more extensive details,</text:p>
        <text:p text:style-name="P1"/>
        <text:p text:style-name="P1"><text:s/>we refer to several broad reviews on this specific topic that have recently been published.</text:p>
        <text:p text:style-name="P1"/>
        <text:p text:style-name="P1">83,102–104</text:p>
        <text:p text:style-name="P1">4.3.1. Approaches</text:p>
        <text:p text:style-name="P1"/>
        <text:p text:style-name="P1">Plasmas and catalysts can be combined in two main configurations,</text:p>
        <text:p text:style-name="P1"/>
        <text:p text:style-name="P1"><text:s/>as illustrated in Fig.</text:p>
        <text:p text:style-name="P1"/>
        <text:p text:style-name="P1"><text:s/>16. In the first,</text:p>
        <text:p text:style-name="P1"/>
        <text:p text:style-name="P1"><text:s/>the so-called two-stage configuration (Fig.</text:p>
        <text:p text:style-name="P1"/>
        <text:p text:style-name="P1"><text:s/>16(b)),</text:p>
        <text:p text:style-name="P1"/>
        <text:p text:style-name="P1"><text:s/>the catalyst is spatially separated from the plasma region,</text:p>
        <text:p text:style-name="P1"/>
        <text:p text:style-name="P1"><text:soft-page-break/><text:s/>either upstream or downstream,</text:p>
        <text:p text:style-name="P1"/>
        <text:p text:style-name="P1"><text:s/>but the main configuration is downstream.</text:p>
        <text:p text:style-name="P1"/>
        <text:p text:style-name="P1"><text:s/>In the second,</text:p>
        <text:p text:style-name="P1"/>
        <text:p text:style-name="P1"><text:s/>the so-called one-stage configuration (Fig.</text:p>
        <text:p text:style-name="P1"/>
        <text:p text:style-name="P1"><text:s/>16(c)),</text:p>
        <text:p text:style-name="P1"/>
        <text:p text:style-name="P1"><text:s/>the catalyst is placed inside the discharge region.</text:p>
        <text:p text:style-name="P1"/>
        <text:p text:style-name="P1"><text:s/>In a traditional thermal catalysis experiment,</text:p>
        <text:p text:style-name="P1"/>
        <text:p text:style-name="P1"><text:s/>molecules are dissociatively adsorbed onto the catalyst with the energy being supplied in the form of heat.</text:p>
        <text:p text:style-name="P1"/>
        <text:p text:style-name="P1"><text:s/>In plasma-assisted catalysis,</text:p>
        <text:p text:style-name="P1"/>
        <text:p text:style-name="P1"><text:s/>species are activated by the plasma due to excitation,</text:p>
        <text:p text:style-name="P1"/>
        <text:p text:style-name="P1"><text:s/>ionization or dissociation by electrons in the gas phase or on the catalyst surface.</text:p>
        <text:p text:style-name="P1"/>
        <text:p text:style-name="P1"><text:s/></text:p>
        <text:p text:style-name="P1"/>
        <text:p text:style-name="P1"><text:s/>The major difference between the one-stage and two-stage configuration is the kind of species to which the catalyst is exposed.</text:p>
        <text:p text:style-name="P1"/>
        <text:p text:style-name="P1"><text:s/>In the two-stage configuration,</text:p>
        <text:p text:style-name="P1"/>
        <text:p text:style-name="P1"><text:s/>the end-products and the long-lived intermediates will interact with the catalyst,</text:p>
        <text:p text:style-name="P1"/>
        <text:p text:style-name="P1"><text:s/>while in the one-stage configuration,</text:p>
        <text:p text:style-name="P1"/>
        <text:p text:style-name="P1"><text:s/>the catalyst can also interact with all the short-lived species,</text:p>
        <text:p text:style-name="P1"/>
        <text:p text:style-name="P1"><text:s/>including excited species,</text:p>
        <text:p text:style-name="P1"/>
        <text:p text:style-name="P1"><text:s/>radicals,</text:p>
        <text:p text:style-name="P1"/>
        <text:p text:style-name="P1"><text:s/>photons and electrons.</text:p>
        <text:p text:style-name="P1"/>
        <text:p text:style-name="P1"><text:s/>Furthermore,</text:p>
        <text:p text:style-name="P1"/>
        <text:p text:style-name="P1"><text:s/>in this configuration the catalyst may also be influenced by the plasma and vice versa (see below).</text:p>
        <text:p text:style-name="P1"/>
        <text:p text:style-name="P8"/>
        <text:p text:style-name="P10">#24.3</text:p>
        <text:p text:style-name="P1"><text:s/>Besides plasma-catalysis,</text:p>
        <text:p text:style-name="P1"/>
        <text:p text:style-name="P1"><text:s/>the #%<text:span text:style-name="T2">preparation and modification of catalysts by plasma treatment</text:span> is gaining increased attention,</text:p>
        <text:p text:style-name="P1"/>
        <text:p text:style-name="P1"><text:s/>especially for catalysts with a low thermal stability.</text:p>
        <text:p text:style-name="P1"/>
        <text:p text:style-name="P1">103</text:p>
        <text:p text:style-name="P1"/>
        <text:p text:style-name="P1">The most widely investigated and,</text:p>
        <text:p text:style-name="P1"/>
        <text:p text:style-name="P1"><text:soft-page-break/><text:s/>for this review,</text:p>
        <text:p text:style-name="P1"/>
        <text:p text:style-name="P1"><text:s/>most interesting configuration is the one-stage configuration,</text:p>
        <text:p text:style-name="P1"/>
        <text:p text:style-name="P1"><text:s/>in which the catalyst is placed inside the discharge region,</text:p>
        <text:p text:style-name="P1"/>
        <text:p text:style-name="P1"><text:s/>either completely or only partially occupying the discharge zone.</text:p>
        <text:p text:style-name="P1"/>
        <text:p text:style-name="P1"><text:s/>The catalyst itself can be introduced in the discharge as pellets,</text:p>
        <text:p text:style-name="P1"/>
        <text:p text:style-name="P1"><text:s/>(fine) powders,</text:p>
        <text:p text:style-name="P1"/>
        <text:p text:style-name="P1"><text:s/>foams,</text:p>
        <text:p text:style-name="P1"/>
        <text:p text:style-name="P1"><text:s/>%%<text:span text:style-name="T1">honeycomb monoliths</text:span>,</text:p>
        <text:p text:style-name="P1"/>
        <text:p text:style-name="P1"><text:s/>different electrode materials and electrode coatings or as coated %%<text:span text:style-name="T1">quartz wool</text:span>.</text:p>
        <text:p text:style-name="P1"/>
        <text:p text:style-name="P1"><text:s/>The ease of adding a catalyst into the discharge zone greatly varies depending on the type of plasma reactor used.</text:p>
        <text:p text:style-name="P1"/>
        <text:p text:style-name="P8"/>
        <text:p text:style-name="P10">#24.4</text:p>
        <text:p text:style-name="P1"><text:s/>In general,</text:p>
        <text:p text:style-name="P1"/>
        <text:p text:style-name="P1"><text:s/>due to their simple geometry and operation close to room temperature,</text:p>
        <text:p text:style-name="P1"/>
        <text:p text:style-name="P1"><text:s/>implementation of a catalyst in a DBD reactor is very easy.</text:p>
        <text:p text:style-name="P1"/>
        <text:p text:style-name="P1"><text:s/>Although MWs also have a simple geometry,</text:p>
        <text:p text:style-name="P1"/>
        <text:p text:style-name="P1"><text:s/>due to the high gas temperature inside the discharge zone (1000–2000 K compared to 300–400 K for DBD) catalysts are often placed downstream,</text:p>
        <text:p text:style-name="P1"/>
        <text:p text:style-name="P1"><text:s/>due to their low thermal stability.</text:p>
        <text:p text:style-name="P1"/>
        <text:p text:style-name="P1"><text:s/>Finally,</text:p>
        <text:p text:style-name="P1"/>
        <text:p text:style-name="P1"><text:s/>GA discharges have rather complex geometries and the same higher gas temperatures,</text:p>
        <text:p text:style-name="P1"/>
        <text:p text:style-name="P1"><text:s/>thus catalysts are typically introduced downstream,</text:p>
        <text:p text:style-name="P1"/>
        <text:p text:style-name="P1"><text:s/>although the use of a %%<text:span text:style-name="T1">spouted bed</text:span> has also been reported.</text:p>
        <text:p text:style-name="P1"/>
        <text:p text:style-name="P1">105 If these MW and GA discharges can be operated at slightly lower temperatures (≤1000 K),</text:p>
        <text:p text:style-name="P1"/>
        <text:p text:style-name="P1"><text:s/>this would yield new possibilities.</text:p>
        <text:p text:style-name="P1"/>
        <text:p text:style-name="P1"><text:s/>It would also open up the way for using sufficiently thermally stable catalysts inside the discharge zone,</text:p>
        <text:p text:style-name="P1"/>
        <text:p text:style-name="P1"><text:s/>and at the same time it would allow thermal activation of catalysts inside the discharge zone by the plasma.</text:p>
        <text:p text:style-name="P1"/>
        <text:p text:style-name="P8"/>
        <text:p text:style-name="P10"><text:soft-page-break/>#24.5</text:p>
        <text:p text:style-name="P1">4.3.2. Synergetic effects</text:p>
        <text:p text:style-name="P1"/>
        <text:p text:style-name="P1">The resulting interactions when combining a plasma with a catalyst for plasma-based CO2 conversion often yield improved process results in terms of conversion,</text:p>
        <text:p text:style-name="P1"/>
        <text:p text:style-name="P1"><text:s/>selectivity,</text:p>
        <text:p text:style-name="P1"/>
        <text:p text:style-name="P1"><text:s/>yield and energy efficiency.</text:p>
        <text:p text:style-name="P1"/>
        <text:p text:style-name="P1"><text:s/>This surplus effect,</text:p>
        <text:p text:style-name="P1"/>
        <text:p text:style-name="P1"><text:s/>as shown in Fig.</text:p>
        <text:p text:style-name="P1"/>
        <text:p text:style-name="P1"><text:s/>17, is a complex phenomenon originating from the interplay between the various plasma–catalyst interactions and is often termed ‘synergy’,</text:p>
        <text:p text:style-name="P1"/>
        <text:p text:style-name="P1"><text:s/>when the combined effect is larger than the sum of the two separate effects.</text:p>
        <text:p text:style-name="P1"/>
        <text:p text:style-name="P1">102 Note that most research to date regarding this effect #%<text:span text:style-name="T2">has been performed for DBDs</text:span>.</text:p>
        <text:p text:style-name="P1"/>
        <text:p text:style-name="P1"><text:s/></text:p>
        <text:p text:style-name="P1"/>
        <text:p text:style-name="P1"><text:s/>The complex interactions can be subdivided into two categories: the effects of the plasma on the catalyst,</text:p>
        <text:p text:style-name="P1"/>
        <text:p text:style-name="P1"><text:s/>and vice versa,</text:p>
        <text:p text:style-name="P1"/>
        <text:p text:style-name="P1"><text:s/>the effects of the catalyst on the plasma.</text:p>
        <text:p text:style-name="P1"/>
        <text:p text:style-name="P1">102,107 Second,</text:p>
        <text:p text:style-name="P1"/>
        <text:p text:style-name="P1"><text:s/>it is important to distinguish between the two types of effects: physical and chemical effects.</text:p>
        <text:p text:style-name="P1"/>
        <text:p text:style-name="P1"><text:s/>While the physical effects are mainly responsible for gaining a better energy efficiency,</text:p>
        <text:p text:style-name="P1"/>
        <text:p text:style-name="P1"><text:s/>the chemical effects can lead to an improved selectivity towards the targeted products.</text:p>
        <text:p text:style-name="P1"/>
        <text:p text:style-name="P1"><text:s/>In the case of CO2 splitting,</text:p>
        <text:p text:style-name="P1"/>
        <text:p text:style-name="P1"><text:s/>mainly CO and O2 are formed,</text:p>
        <text:p text:style-name="P1"/>
        <text:p text:style-name="P1"><text:s/>so the primary added value of the catalyst is to increase the energy efficiency,</text:p>
        <text:p text:style-name="P1"/>
        <text:p text:style-name="P1"><text:s/>although the conversion can also be improved by chemical effects,</text:p>
        <text:p text:style-name="P1"/>
        <text:p text:style-name="P1"><text:s/>such as enhanced dissociative chemisorption due to the catalyst acid/basic sites.</text:p>
        <text:p text:style-name="P1"/>
        <text:p text:style-name="P1"><text:s/>When adding a co-reactant (e.</text:p>
        <text:p text:style-name="P1"/>
        <text:p text:style-name="P1">g. CH4, H2O, H2), the catalyst allows modifying the selectivity towards the targeted products.</text:p>
        <text:p text:style-name="P1"/>
        <text:p text:style-name="P8"/>
        <text:p text:style-name="P10"><text:soft-page-break/>#24.6</text:p>
        <text:p text:style-name="P1"/>
        <text:p text:style-name="P1">An overview of the plasma–catalyst interactions is given in Fig.</text:p>
        <text:p text:style-name="P1"/>
        <text:p text:style-name="P1"><text:s/>18. When adding a catalyst,</text:p>
        <text:p text:style-name="P1"/>
        <text:p text:style-name="P1"><text:s/>the following effects on the plasma have been reported: (i) an enhancement of the electric field through the geometric distortion and surface roughness; (ii) the formation of micro-discharges inside the pores of the catalyst material,</text:p>
        <text:p text:style-name="P1"/>
        <text:p text:style-name="P1"><text:s/>due to the very strong electric field inside the pores,</text:p>
        <text:p text:style-name="P1"/>
        <text:p text:style-name="P1"><text:s/>leading to different characteristics compared to the bulk; (iii) a change in the discharge type,</text:p>
        <text:p text:style-name="P1"/>
        <text:p text:style-name="P1"><text:s/>because the presence of insulating surfaces promotes the development of surface discharges; (iv) the adsorption of species on the catalyst surface,</text:p>
        <text:p text:style-name="P1"/>
        <text:p text:style-name="P1"><text:s/>which affects their concentration and conversion due to longer retention times.</text:p>
        <text:p text:style-name="P1"/>
        <text:p text:style-name="P1"><text:s/>All the effects of the catalyst on the plasma can thus generally be considered as physical effects.</text:p>
        <text:p text:style-name="P1"/>
        <text:p text:style-name="P1"><text:s/>The reported effects of the plasma on the catalyst,</text:p>
        <text:p text:style-name="P1"/>
        <text:p text:style-name="P1"><text:s/>on the other hand,</text:p>
        <text:p text:style-name="P1"/>
        <text:p text:style-name="P1"><text:s/>are of both a physical and chemical nature.</text:p>
        <text:p text:style-name="P1"/>
        <text:p text:style-name="P1"><text:s/>They include: (i) changes in its physico-chemical properties,</text:p>
        <text:p text:style-name="P1"/>
        <text:p text:style-name="P1"><text:s/>such as a higher adsorption probability at the catalyst surface,</text:p>
        <text:p text:style-name="P1"/>
        <text:p text:style-name="P1"><text:s/>a higher catalyst surface area,</text:p>
        <text:p text:style-name="P1"/>
        <text:p text:style-name="P1"><text:s/>a changed catalyst oxidation state,</text:p>
        <text:p text:style-name="P1"/>
        <text:p text:style-name="P1"><text:s/>the reduction of metal oxide catalysts to their metallic form,</text:p>
        <text:p text:style-name="P1"/>
        <text:p text:style-name="P1"><text:s/>reduced coke formation on the surface and a change in the catalyst work function; (ii) the formation of hot spots on the surface due to the formation of strong micro-discharges; (iii) catalyst activation by photon irradiation emitted by the excited plasma species (although this effect is probably of only minor importance due to the low photon fluxes); (iv) lowered activation barriers due to there being more reactive vibrationally excited plasma species and consequently a greater possibility for non-adiabatic barrier crossings; (v) changes in the reaction pathways due to the presence of a wide variety of (re)active species.</text:p>
        <text:p text:style-name="P1"/>
        <text:p text:style-name="P1"><text:s/></text:p>
      </text:section>
      <text:p text:style-name="P1"/>
      <text:p text:style-name="P8"><text:soft-page-break/></text:p>
      <text:p text:style-name="P10">#24.7</text:p>
      <text:section text:style-name="Sect1" text:name="セクション24">
        <text:p text:style-name="P1">While the physical effects have been more extensively studied,</text:p>
        <text:p text:style-name="P1"/>
        <text:p text:style-name="P1"><text:s/>such as the plasma behaviour in packed-bed DBD reactors108 or inside catalyst pores,</text:p>
        <text:p text:style-name="P1"/>
        <text:p text:style-name="P1">109 the chemical effects are less understood,</text:p>
        <text:p text:style-name="P1"/>
        <text:p text:style-name="P1"><text:s/>mainly because they are often correlated with the physical effects.</text:p>
        <text:p text:style-name="P1"/>
        <text:p text:style-name="P1"><text:s/>Indeed,</text:p>
        <text:p text:style-name="P1"/>
        <text:p text:style-name="P1"><text:s/>in a DBD,</text:p>
        <text:p text:style-name="P1"/>
        <text:p text:style-name="P1"><text:s/>the catalyst is mostly introduced as a packed bed,</text:p>
        <text:p text:style-name="P1"/>
        <text:p text:style-name="P1"><text:s/>making it difficult to distinguish between the two effects.</text:p>
        <text:p text:style-name="P1"/>
        <text:p text:style-name="P1"><text:s/>Hence,</text:p>
        <text:p text:style-name="P1"/>
        <text:p text:style-name="P1"><text:s/>more systematic studies on both the physical and chemical effects of the catalyst material are highly needed.</text:p>
        <text:p text:style-name="P1"/>
        <text:p text:style-name="P1">102 Furthermore,</text:p>
        <text:p text:style-name="P1"/>
        <text:p text:style-name="P1"><text:s/>as summarized in Fig.</text:p>
        <text:p text:style-name="P1"/>
        <text:p text:style-name="P1"><text:s/>19, the plasma and catalyst both have an influence on the gas composition,</text:p>
        <text:p text:style-name="P1"/>
        <text:p text:style-name="P1"><text:s/>and at the same time the plasma influences the catalyst properties and vice versa,</text:p>
        <text:p text:style-name="P1"/>
        <text:p text:style-name="P1"><text:s/>as mentioned above.</text:p>
        <text:p text:style-name="P1"/>
        <text:p text:style-name="P1"><text:s/>Therefore,</text:p>
        <text:p text:style-name="P1"/>
        <text:p text:style-name="P1"><text:s/>both the gas composition and the plasma and catalyst properties continuously influence each other,</text:p>
        <text:p text:style-name="P1"/>
        <text:p text:style-name="P1"><text:s/>and at the same time are influenced by the plasma chemistry and surface chemistry.</text:p>
        <text:p text:style-name="P1"/>
        <text:p text:style-name="P1"><text:s/>Thus,</text:p>
        <text:p text:style-name="P1"/>
        <text:p text:style-name="P1"><text:s/>it is recommended to develop tailored catalysts for plasma-catalysis,</text:p>
        <text:p text:style-name="P1"/>
        <text:p text:style-name="P1"><text:s/>rather than simply relying on classical catalysts.</text:p>
        <text:p text:style-name="P1"/>
        <text:p text:style-name="P1"><text:s/>This is discussed further in Section 5. </text:p>
        <text:p text:style-name="P1"/>
        <text:p text:style-name="P1">Finally,</text:p>
        <text:p text:style-name="P1"/>
        <text:p text:style-name="P1"><text:s/>it is worth mentioning that besides CO2 conversion,</text:p>
        <text:p text:style-name="P1"/>
        <text:p text:style-name="P1"><text:s/>the combination of plasma with catalysts is also promising for nanomaterial synthesis,</text:p>
        <text:p text:style-name="P1"><text:soft-page-break/></text:p>
        <text:p text:style-name="P1"><text:s/>such as for the growth of carbon nanotubes,</text:p>
        <text:p text:style-name="P1"/>
        <text:p text:style-name="P1"><text:s/>nanofibres,</text:p>
        <text:p text:style-name="P1"/>
        <text:p text:style-name="P1"><text:s/>and graphene.</text:p>
        <text:p text:style-name="P1"/>
        <text:p text:style-name="P1"><text:s/>To date,</text:p>
        <text:p text:style-name="P1"/>
        <text:p text:style-name="P1"><text:s/>research on this topic has been mainly focused on pure methane plasmas,</text:p>
        <text:p text:style-name="P1"/>
        <text:p text:style-name="P1"><text:s/>instead of CO2 plasmas.</text:p>
        <text:p text:style-name="P1"/>
        <text:p text:style-name="P1"><text:s/>This is,</text:p>
        <text:p text:style-name="P1"/>
        <text:p text:style-name="P1"><text:s/>however,</text:p>
        <text:p text:style-name="P1"/>
        <text:p text:style-name="P1"><text:s/>outside the scope of the present review,</text:p>
        <text:p text:style-name="P1"/>
        <text:p text:style-name="P1"><text:s/>but we refer to another recent review paper,</text:p>
        <text:p text:style-name="P1"/>
        <text:p text:style-name="P1"><text:s/>where these applications are discussed in detail.</text:p>
        <text:p text:style-name="P1"/>
        <text:p text:style-name="P1">102</text:p>
      </text:section>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7-05T18:54:45.75</dc:date>
    <dc:creator>iwabuchi ken</dc:creator>
    <meta:editing-duration>PT13H30M18S</meta:editing-duration>
    <meta:editing-cycles>131</meta:editing-cycles>
    <meta:generator>OpenOffice/4.1.3$Win32 OpenOffice.org_project/413m1$Build-9783</meta:generator>
    <meta:document-statistic meta:table-count="2" meta:image-count="0" meta:object-count="0" meta:page-count="87" meta:paragraph-count="2064" meta:word-count="17956" meta:character-count="115859"/>
  </office:meta>
</office:document-meta>
</file>